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Uma corte, rei no centro, lista de atividades que o entretem</text:p>
      <text:p text:style-name="Normal">Multiplayer Local</text:p>
      <text:p text:style-name="Normal">Diferentes atividades para entreter:</text:p>
      <text:p text:style-name="Normal"><text:tab/>Trompete</text:p>
      <text:p text:style-name="Normal"><text:tab/>Malabarismo</text:p>
      <text:p text:style-name="Normal"><text:tab/>Porrada</text:p>
      <text:p text:style-name="Normal"><text:tab/>Cócegas</text:p>
      <text:p text:style-name="Normal"><text:tab/>Macacada</text:p>
      <text:p text:style-name="Normal"><text:tab/>Bonus:</text:p>
      <text:p text:style-name="Normal"><text:tab/><text:tab/>Banana</text:p>
      <text:p text:style-name="Normal">Aborrecidómetro</text:p>
      <text:p text:style-name="Normal">Mudanças de mapa:</text:p>
      <text:p text:style-name="Normal"/>
      <text:p text:style-name="Normal">CENAS A FAZER:</text:p>
      <text:p text:style-name="Normal">CREDITOS</text:p>
      <text:p text:style-name="Normal">NOMES</text:p>
      <text:p text:style-name="Normal">ITENS</text:p>
      <text:p text:style-name="Normal">BULHA</text:p>
      <text:p text:style-name="Normal">DECORACAO</text:p>
      <text:p text:style-name="Normal">GAMEOVER</text:p>
      <text:p text:style-name="Normal">WIN</text:p>
      <text:p text:style-name="Normal">1 PLAYER</text:p>
      <text:p text:style-name="Normal"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se Lopes</meta:initial-creator>
    <dc:creator>Jose Lopes</dc:creator>
    <meta:creation-date>2024-01-26T17:55:00Z</meta:creation-date>
    <dc:date>2024-01-28T00:23:00Z</dc:date>
    <meta:template xlink:href="Normal.dotm" xlink:type="simple"/>
    <meta:editing-cycles>4</meta:editing-cycles>
    <meta:editing-duration>PT11040S</meta:editing-duration>
    <meta:document-statistic meta:page-count="1" meta:paragraph-count="1" meta:word-count="46" meta:character-count="294" meta:row-count="2" meta:non-whitespace-character-count="249"/>
  </office:meta>
</office:document-meta>
</file>